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SdayZqGUcqHfky6gRaDffiwZjrC8CA0D9mE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4:02:51.628303488</meta:creation-date>
    <dc:date>2023-11-13T04:02:58.124401541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6.2.1$Linux_X86_64 LibreOffice_project/60$Build-1</meta:generator>
  </office:meta>
</office:document-meta>
</file>